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9000000C0ECF9FCE62D6AD02A.png" manifest:media-type="image/png"/>
  <manifest:file-entry manifest:full-path="Pictures/100000000000046E000003EF01E34E1159F2A677.png" manifest:media-type="image/png"/>
  <manifest:file-entry manifest:full-path="Pictures/10000000000002F300000071ABBB023E9FDD7881.png" manifest:media-type="image/png"/>
  <manifest:file-entry manifest:full-path="Pictures/1000000000000234000002549EE94B5DD4B31E06.png" manifest:media-type="image/png"/>
  <manifest:file-entry manifest:full-path="Pictures/10000000000000C300000253BAEC69D36506D01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516cm" svg:height="19.107cm" svg:x="3.5cm" svg:y="1cm">
          <draw:image xlink:href="Pictures/100000000000046E000003EF01E34E1159F2A6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3" draw:layer="layout" svg:width="12.601cm" svg:height="3.785cm" svg:x="3.6cm" svg:y="1cm">
          <draw:image xlink:href="Pictures/1000000000000279000000C0ECF9FCE62D6AD02A.png" xlink:type="simple" xlink:show="embed" xlink:actuate="onLoad">
            <text:p/>
          </draw:image>
        </draw:frame>
        <draw:frame draw:style-name="gr3" draw:text-style-name="P3" draw:layer="layout" svg:width="14.982cm" svg:height="2.219cm" svg:x="1.518cm" svg:y="4.881cm">
          <draw:image xlink:href="Pictures/10000000000002F300000071ABBB023E9FDD7881.png" xlink:type="simple" xlink:show="embed" xlink:actuate="onLoad">
            <text:p/>
          </draw:image>
        </draw:frame>
        <draw:frame draw:style-name="gr3" draw:text-style-name="P3" draw:layer="layout" svg:width="3.87cm" svg:height="11.77cm" svg:x="1.63cm" svg:y="7cm">
          <draw:image xlink:href="Pictures/10000000000000C300000253BAEC69D36506D011.png" xlink:type="simple" xlink:show="embed" xlink:actuate="onLoad">
            <text:p/>
          </draw:image>
        </draw:frame>
        <draw:frame draw:style-name="gr3" draw:text-style-name="P3" draw:layer="layout" svg:width="11.172cm" svg:height="11.79cm" svg:x="4.9cm" svg:y="6.9cm">
          <draw:image xlink:href="Pictures/1000000000000234000002549EE94B5DD4B31E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33M58S</meta:editing-duration>
    <meta:editing-cycles>4</meta:editing-cycles>
    <meta:generator>LibreOffice/5.0.4.2$Windows_X86_64 LibreOffice_project/2b9802c1994aa0b7dc6079e128979269cf95bc78</meta:generator>
    <dc:date>2016-03-14T23:33:41.277000000</dc:date>
    <meta:document-statistic meta:object-count="30"/>
  </office:meta>
</office:document-meta>
</file>